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1ba" officeooo:paragraph-rsid="000d51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html&gt;</text:p>
      <text:p text:style-name="P1"><text:s text:c="2"/>&lt;head&gt;</text:p>
      <text:p text:style-name="P1"><text:tab/>&lt;title&gt; JSON &lt;/title&gt;</text:p>
      <text:p text:style-name="P1"/>
      <text:p text:style-name="P1"><text:tab/>&lt;script language = "javascript"&gt;</text:p>
      <text:p text:style-name="P1"/>
      <text:p text:style-name="P1"><text:tab/>var jsobj = {"DBMS":[{"bname" : "DBMS SYS" , "price":200},{"bname": "dbms mongodb", "price":100}] , "MySQL" : [{ "bname" : "MYSQL PRE" , "price":1200},{"bname": "MYSQL adv", "price":1100}]};</text:p>
      <text:p text:style-name="P1"/>
      <text:p text:style-name="P1"><text:tab/>for(i = 0 ; i &lt; jsobj.DBMS.length ; i++)</text:p>
      <text:p text:style-name="P1"><text:s text:c="8"/>{</text:p>
      <text:p text:style-name="P1"/>
      <text:p text:style-name="P1"><text:tab/>document.writeln(" &lt;td&gt; &lt;table&gt; &lt;tr&gt; &lt;td&gt; &lt;b&gt; BOOK NAME &lt;/b&gt; &lt;/td&gt; &lt;td&gt; "+ jsobj.DBMS[i].bname + " &lt;/td&gt; &lt;/tr&gt; &lt;tr&gt; &lt;td&gt; &lt;b&gt; PRICE &lt;/b&gt; &lt;/td&gt; &lt;td&gt; "+ jsobj.DBMS[i].price + " &lt;/td&gt; &lt;/tr&gt; &lt;/table&gt; &lt;/td&gt; ");</text:p>
      <text:p text:style-name="P1"><text:tab/></text:p>
      <text:p text:style-name="P1"/>
      <text:p text:style-name="P1"><text:tab/>}</text:p>
      <text:p text:style-name="P1"/>
      <text:p text:style-name="P1">for(i = 0 ; i &lt; jsobj.MySQL.length ; i++)</text:p>
      <text:p text:style-name="P1"><text:s text:c="8"/>{</text:p>
      <text:p text:style-name="P1"><text:tab/>document.writeln(" &lt;td&gt; &lt;table&gt; &lt;tr&gt; &lt;td&gt; &lt;b&gt; BOOK NAME &lt;/b&gt; &lt;/td&gt; &lt;td&gt; "+ jsobj.MySQL[i].bname + " &lt;/td&gt; &lt;/tr&gt; &lt;tr&gt; &lt;td&gt; &lt;b&gt; PRICE &lt;/b&gt; &lt;/td&gt; &lt;td&gt; "+ jsobj.MySQL[i].price + " &lt;/td&gt; &lt;/tr&gt; &lt;/table&gt; &lt;/td&gt; ");</text:p>
      <text:p text:style-name="P1"><text:tab/>}</text:p>
      <text:p text:style-name="P1"/>
      <text:p text:style-name="P1"><text:tab/>&lt;/script&gt;</text:p>
      <text:p text:style-name="P1"><text:s text:c="3"/>&lt;/head&gt;</text:p>
      <text:p text:style-name="P1"/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&lt;HTML&gt;</text:p>
      <text:p text:style-name="P1">&lt;HEAD&gt;</text:p>
      <text:p text:style-name="P1"/>
      <text:p text:style-name="P1">&lt;TITLE&gt;Welcome to SKNCOE&lt;/TITLE&gt;</text:p>
      <text:p text:style-name="P1">&lt;SCRIPT language="javascript"&gt;</text:p>
      <text:p text:style-name="P1"/>
      <text:p text:style-name="P1">var JSONObj ={"name":"www.sinhagad.edu","year":2001};</text:p>
      <text:p text:style-name="P1">document.write("&lt;h1&gt;Welcome to SKNCOE,Pune&lt;/h1&gt;");</text:p>
      <text:p text:style-name="P1">document.write("&lt;br&gt;");</text:p>
      <text:p text:style-name="P1">document.write("&lt;h3&gt; Website Name="+JSONObj.name+"&lt;/h3&gt;");</text:p>
      <text:p text:style-name="P1">document.write("&lt;h3&gt;Year="+JSONObj.year+"&lt;/h3&gt;");</text:p>
      <text:p text:style-name="P1">&lt;/SCRIPT&gt;</text:p>
      <text:p text:style-name="P1">&lt;/HEAD&gt;</text:p>
      <text:p text:style-name="P1">&lt;BODY&gt;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4:20:50.347208148</meta:creation-date>
    <dc:date>2017-09-26T14:29:51.362466454</dc:date>
    <meta:editing-duration>PT9M2S</meta:editing-duration>
    <meta:editing-cycles>1</meta:editing-cycles>
    <meta:document-statistic meta:table-count="0" meta:image-count="0" meta:object-count="0" meta:page-count="2" meta:paragraph-count="30" meta:word-count="147" meta:character-count="1147" meta:non-whitespace-character-count="998"/>
    <meta:generator>LibreOffice/5.1.6.2$Linux_X86_64 LibreOffice_project/10m0$Build-2</meta:generator>
  </office:meta>
</office:document-meta>
</file>